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ru" fo:country="RU"/>
    </style:style>
    <style:style style:name="P2" style:family="paragraph" style:parent-style-name="Standard">
      <style:paragraph-properties fo:margin-left="0cm" fo:margin-right="0cm" fo:text-align="justify" style:justify-single-word="false" fo:text-indent="1cm" style:auto-text-indent="false"/>
    </style:style>
    <style:style style:name="P3" style:family="paragraph" style:parent-style-name="Standard">
      <style:paragraph-properties fo:margin-left="0cm" fo:margin-right="0cm" fo:margin-top="0.199cm" fo:margin-bottom="0cm" fo:text-align="justify" style:justify-single-word="false" fo:text-indent="1cm" style:auto-text-indent="false"/>
      <style:text-properties fo:language="ru" fo:country="RU"/>
    </style:style>
    <style:style style:name="P4" style:family="paragraph" style:parent-style-name="Standard">
      <style:paragraph-properties fo:margin-left="0cm" fo:margin-right="0cm" fo:margin-top="0.199cm" fo:margin-bottom="0cm" fo:text-align="justify" style:justify-single-word="false" fo:text-indent="1cm" style:auto-text-indent="false"/>
    </style:style>
    <style:style style:name="P5" style:family="paragraph" style:parent-style-name="Standard" style:list-style-name="L1">
      <style:paragraph-properties fo:text-align="justify" style:justify-single-word="false"/>
      <style:text-properties fo:language="ru" fo:country="RU"/>
    </style:style>
    <style:style style:name="T1" style:family="text">
      <style:text-properties fo:language="en" fo:country="US"/>
    </style:style>
    <style:style style:name="T2" style:family="text">
      <style:text-properties fo:language="ru" fo:country="RU"/>
    </style:style>
    <style:style style:name="T3" style:family="text">
      <style:text-properties fo:font-variant="normal" fo:text-transform="none" fo:color="#000000" style:font-name="Times New Roman1" fo:font-size="12pt" fo:letter-spacing="normal" fo:font-style="normal" fo:font-weight="normal" style:font-size-asian="12pt" style:font-size-complex="12pt"/>
    </style:style>
    <style:style style:name="T4" style:family="text">
      <style:text-properties fo:font-variant="normal" fo:text-transform="none" fo:color="#000000" style:font-name="Times New Roman1" fo:font-size="12pt" fo:letter-spacing="normal" fo:language="en" fo:country="US" fo:font-style="normal" fo:font-weight="normal" style:font-size-asian="12pt" style:font-size-complex="12pt"/>
    </style:style>
    <style:style style:name="T5" style:family="text">
      <style:text-properties fo:font-variant="normal" fo:text-transform="none" fo:color="#000000" style:font-name="Times New Roman1" fo:font-size="12pt" fo:letter-spacing="normal" fo:language="ru" fo:country="RU" fo:font-style="normal" fo:font-weight="normal" style:font-size-asian="12pt" style:font-size-complex="12pt"/>
    </style:style>
    <style:style style:name="T6" style:family="text">
      <style:text-properties fo:font-size="12pt" style:font-size-asian="12pt" style:font-size-complex="12pt"/>
    </style:style>
    <style:style style:name="T7" style:family="text">
      <style:text-properties fo:font-size="12pt" fo:language="ru" fo:country="RU" style:font-size-asian="12pt" style:font-size-complex="12pt"/>
    </style:style>
    <style:style style:name="T8" style:family="text">
      <style:text-properties fo:font-size="12pt" fo:language="en" fo:country="US"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Добрый день.</text:p>
      <text:p text:style-name="P3">Меня зовут Фирсанов Константин и я являюсь руководителем отдела контроля качества разработок компании «ИССАрт». В рамках работы над одним из проектов, который выполняет компания <text:span text:style-name="T1">ISSArt, </text:span>мне приходится руководить не только сотрудниками своего подразделения, но и удаленной командой тестировщиков из <text:span text:style-name="T1">Chennai (India). </text:span>Чтобы понять масштабы проекта, я могу привести размеры команд из разных стран, которые принимают участие в разработке проекта. (См. Слайд № 1) Команда разработчиков, тестировщиков и менеджер проекта из нашей компании - около 25 человек, заказчик, команда менеджеров, технических специалистов из США более 10 человек, команда разработчиков, тестировщиков и менеджер из Индии — 12 человек, документаторы, находящиеся географически на Филипинах, команда переводчиков / локализаторов — 14 человек. Что касается тестирования, то над проектом работают две команды: команда тестировщиков нашей компании и команда тестировщиков из Индии. В каждой команде есть <text:span text:style-name="T1">QA lead </text:span>который руководит своей командой. Дополнительно в каждой из команд могут выделяться рабочие группы, которые могут работать совместно над общей задачей. Общее руководство процессом тестирования выполняется мной. В зависимости от активности и количества задач, одномоментно могут подключиться к проекту до 15 тестировщиков, поэтому основная проблема которую приходилось решать — это эффективная координация активностей тестирования на проекте, для выполнения всех поставленных задач в установленные сроки и для обеспечения качества на проекте. Для решения этих задач ключевое внимание уделяется следующим аспектам:</text:p>
      <text:list xml:id="list4360795757294022485" text:style-name="L1">
        <text:list-item>
          <text:p text:style-name="P5">Общей проектной информации.</text:p>
        </text:list-item>
        <text:list-item>
          <text:p text:style-name="P5">Инструментам.</text:p>
        </text:list-item>
        <text:list-item>
          <text:p text:style-name="P5">Разработке процессов совместной работы.</text:p>
        </text:list-item>
        <text:list-item>
          <text:p text:style-name="P5">Способам эффективной коммуникации.</text:p>
        </text:list-item>
        <text:list-item>
          <text:p text:style-name="P5">Организации и доступ к общим банкам знаний.</text:p>
        </text:list-item>
        <text:list-item>
          <text:p text:style-name="P5">Определение проблемных зон и их локализация.</text:p>
        </text:list-item>
      </text:list>
      <text:p text:style-name="P4">Общая проектная информация состоит из требований, планов, бизнес-целей, структуры команды и <text:span text:style-name="T2">зон</text:span> ответственности каждой команды. Зафиксированные требования к задачам позволяют понимать каждому конкретному исполнителю, что необходимо сделать по каждой конкретной задаче, какие сроки ее выполнения. Для тестировщиков, помимо требований, каждая из задач включает чек-листы, тестовые планы, шаги воспроизведения дефекта для его верификации — артефакты в зависимости от типа задачи. Планы и бизнес-цели — это высокоуровневые сущности, отвечающие на вопрос что делается, когда и зачем. К примеру, планы содержат даты, когда конкретная функциональность должна быть разработана для заказчика или когда должен состоятся очередной релиз приложения. Для тестировщика это означает — когда разработанная функциональность должна быть полностью протестирована, и возможно не один раз до тех пор пока разработчики не исправят все открытые дефекты или <text:s/>в случае релиза означает, что должны быть выполнены все раунды регрессионного и системного тестирования, исправлены все дефекты, найденные в результате тестирования до момента, когда новый код приложения будет выложен на сервер заказчика. Бизнес цели объясняют для чего ведутся все эти работы. Каждый член, каждой из команд знает составы команд Омска и <text:span text:style-name="T1">Chennai, </text:span>знает в зоны ответственности и экспертизу каждого из членов команд и по какому вопросу можно обращаться к каждому из участников. Вся эта информация зафиксирована в <text:span text:style-name="T1">Wiki </text:span>проекта и доступна каждому участнику. Рассмотрим инструменты используемые в работе.</text:p>
      <text:p text:style-name="P4">Основной инструмент, используемый для постановки задач, контроля их выполнения и общения исполнителей при работе над каждой конкретной задачей — это система управления проектом. На данном проекте используется <text:span text:style-name="T1">JIRA. </text:span><text:span text:style-name="T2">На слайде приведен процесс работы над задачей принятый на проекте (См. Слайд № 2). Для того, чтобы тестировщик смог начать работать над задачей, задача должна иметь определенный статус. Все задачи </text:span><text:soft-page-break/><text:span text:style-name="T2">доступные для тестирования размещаются в общем пуле задач доступном каждому. Так как в каждой из команд есть специалисты по качеству ПО различные по уровню квалификации, то обычно более опытные специалисты могут брать задачи для работы самостоятельно, в то время как младшим специалистам задачи назначает </text:span><text:span text:style-name="T1">QA lead </text:span><text:span text:style-name="T2">каждой из команд. Я как руководитель осуществляю общий мониторинг всех задач, зная специфику каждой из них, могу назначать задачи конкретному исполнителю если требуются определенного вида квалификация. К примеру задачи по тест дизайну, я буду назначать только тем специалистам, которые имеют опыт в тест дизайне, а задачи по автоматизации или нагрузочному тестированию я буду назначать только специалистам имеющим компетенции в данных областях. Что касается команды из </text:span><text:span text:style-name="T1">Chennai, </text:span></text:p>
      <text:p text:style-name="P2"><text:span text:style-name="T7">Основные</text:span><text:span text:style-name="T6"> инструменты для коммуникаций — это почтовые сообщения, обмен сообщениями в системе управления проектом при работе над задачей, обмен сообщениями в </text:span><text:span text:style-name="T8">Skype, skype </text:span><text:span text:style-name="T6">конференции, видео-конференции и живое общение. П</text:span><text:span text:style-name="T3">исьма имеют достаточно официальный статус, долговременно хранятся на сервере, копия письма может быть отправлена руководителю. Электронная почта прекрасно подходит для передачи объемных сообщений, для одновременной рассылки информации нескольким участникам и для сообщения окончательных решений. Оперативное общение в течении рабочего дня проходит через </text:span><text:span text:style-name="T4">Skype chat. </text:span><text:span text:style-name="T5">Один раз в неделю в назначенное время проводится голосовой </text:span><text:span text:style-name="T4">skype </text:span><text:span text:style-name="T5">митинг между </text:span><text:span text:style-name="T4">QA leads </text:span><text:span text:style-name="T5">омской команды и команды из </text:span><text:span text:style-name="T4">Chennai. </text:span><text:span text:style-name="T5">На голосовом митинге обсуждаются прогресс выполнения текущих задач, возможные риски, планируются задачи на следующий период. Повестка митинга составляется и согласуется за один день до проведения митинга. Видео конференции проводятся в том случае если необходимо согласовать подходы в решении одной задачи между рабочими группами. </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nstantin Firsanov</meta:initial-creator>
    <meta:creation-date>2014-09-25T23:01:35.76</meta:creation-date>
    <dc:date>2014-09-27T17:51:49.61</dc:date>
    <dc:creator>Константин Фирсанов</dc:creator>
    <meta:editing-duration>PT7H46M57S</meta:editing-duration>
    <meta:editing-cycles>8</meta:editing-cycles>
    <meta:generator>OpenOffice/4.0.1$Win32 OpenOffice.org_project/401m5$Build-9714</meta:generator>
    <meta:document-statistic meta:table-count="0" meta:image-count="0" meta:object-count="0" meta:page-count="2" meta:paragraph-count="11" meta:word-count="757" meta:character-count="5596"/>
  </office:meta>
</office:document-meta>
</file>